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lerStrategies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HandlerStrategiesBuilder.viewResolver( ViewResolver view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HandlerStrategies.DefaultHandlerStrategies( List &lt; HttpMessageReader &lt; ? &gt; &gt; messageReaders , List &lt; HttpMessageWriter &lt; ? &gt; &gt; messageWriters , List &lt; ViewResolver &gt; viewResolvers , List &lt; WebFilter &gt; webFilters , List &lt; WebExceptionHandler &gt; exceptionHandlers , LocaleContextResolver localeContext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HandlerStrategiesBuilder.DefaultHandlerStrategie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Strategies.view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Strategies.exception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StrategiesBuilder.webFilter( Web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HandlerStrategies.web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StrategiesBuilder.codecs( Consumer &lt; ServerCodecConfigurer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andlerStrategiesBuilder.exceptionHandler( WebExceptionHandler 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HandlerStrategies.message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Strategies.localeContex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StrategiesBuilder.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HandlerStrategies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StrategiesBuilder.localeContextResolver( LocaleContextResolver localeContext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